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  <style:style style:name="T1" style:family="text">
      <style:text-properties officeooo:rsid="000f2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  <text:p text:style-name="P2">Jueves 14</text:p>
      <text:p text:style-name="P2"/>
      <text:p text:style-name="P2">-<text:tab/>Crear otro repositorio</text:p>
      <text:p text:style-name="P2">-<text:tab/><text:span text:style-name="T1">Probar con un word "varios ingresos"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0:20:27.224300788</dc:date>
    <meta:editing-duration>PT3M5S</meta:editing-duration>
    <meta:editing-cycles>3</meta:editing-cycles>
    <meta:generator>LibreOffice/24.2.1.2$Linux_X86_64 LibreOffice_project/47cb2a8f5842ca5ed1da82b752a3c58b1b107b25</meta:generator>
    <meta:document-statistic meta:table-count="0" meta:image-count="0" meta:object-count="0" meta:page-count="1" meta:paragraph-count="4" meta:word-count="14" meta:character-count="76" meta:non-whitespace-character-count="66"/>
  </office:meta>
</office:document-meta>
</file>